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200%"/>
      <style:text-properties style:font-name="Verdana" fo:font-size="11pt" officeooo:paragraph-rsid="0011399d" style:font-size-asian="11pt" style:font-size-complex="11pt"/>
    </style:style>
    <style:style style:name="T1" style:family="text">
      <style:text-properties officeooo:rsid="000a9e3a"/>
    </style:style>
    <style:style style:name="T2" style:family="text">
      <style:text-properties fo:font-style="italic" officeooo:rsid="000a9e3a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<text:tab/>Lois Lowry, author of </text:span><text:span text:style-name="T2">The Giver</text:span><text:span text:style-name="T1">, once wrote that a utopia was </text:span>“The life where nothing was ever unexpected. Or inconvenient. Or unusual. The life without colour, pain or past.” <text:span text:style-name="T1">For if any of these were untrue, the utopia could not exist. Yet, each of these characteristics is entirely engrained in human nature. Thus, the sole method of creating a utopia: getting rid of humans. In my world-wide utopia, humans would disappear, which would rid the world of society's human problems, protect Earth's ecosystems' from destruction, and allow for an utopian Animal Empire to ris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7S</meta:editing-duration>
    <meta:editing-cycles>4</meta:editing-cycles>
    <meta:generator>LibreOffice/5.0.4.2$Windows_x86 LibreOffice_project/2b9802c1994aa0b7dc6079e128979269cf95bc78</meta:generator>
    <dc:date>2016-01-16T19:33:11.146000000</dc:date>
    <meta:document-statistic meta:table-count="0" meta:image-count="0" meta:object-count="0" meta:page-count="1" meta:paragraph-count="1" meta:word-count="95" meta:character-count="576" meta:non-whitespace-character-count="481"/>
    <meta:user-defined meta:name="Info 1"/>
    <meta:user-defined meta:name="Info 2"/>
    <meta:user-defined meta:name="Info 3"/>
    <meta:user-defined meta:name="Info 4"/>
  </office:meta>
</office:document-meta>
</file>